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oici un processus de consentement conforme au RGPD pour un commercial travaillant avec des associations et vendant des séjours touristiques :</text:p>
      <text:p text:style-name="Normal"/>
      <text:p text:style-name="Normal">### Étape 1 : Collecte initiale des données</text:p>
      <text:p text:style-name="Normal">Lorsque le commercial entre en contact avec une association pour vendre des séjours touristiques, il doit d'abord s'assurer de collecter les données personnelles conformément au RGPD.</text:p>
      <text:p text:style-name="Normal"/>
      <text:p text:style-name="Normal">- **Données collectées** : Nom de la personne contact, adresse email, numéro de téléphone, fonction au sein de l’association.</text:p>
      <text:p text:style-name="Normal">- **Objectif** : La collecte de ces données doit être explicitement liée à la proposition d’offres touristiques (séjours, événements).</text:p>
      <text:p text:style-name="Normal">- **Base légale** : Le consentement doit être obtenu de manière claire avant toute utilisation des données.</text:p>
      <text:p text:style-name="Normal"/>
      <text:p text:style-name="Normal">#### Actions du commercial :</text:p>
      <text:p text:style-name="Normal">- Informer la personne de l'objectif de la collecte de données et du fait qu'elles seront utilisées pour lui proposer des séjours touristiques.</text:p>
      <text:p text:style-name="Normal">- Remettre ou envoyer un formulaire de consentement explicite.</text:p>
      <text:p text:style-name="Normal"/>
      <text:p text:style-name="Normal">### Étape 2 : Obtention du consentement</text:p>
      <text:p text:style-name="Normal">Le consentement doit être libre, spécifique, éclairé et univoque.</text:p>
      <text:p text:style-name="Normal"/>
      <text:p text:style-name="Normal">- **Format** : Formulaire de consentement papier ou électronique.</text:p>
      <text:p text:style-name="Normal">- **Contenu** :<text:s/></text:p>
      <text:p text:style-name="Normal"><text:s text:c="2"/>- Nature des données collectées.</text:p>
      <text:p text:style-name="Normal"><text:s text:c="2"/>- Objectifs d’utilisation (envoi d’offres touristiques, communications sur des événements).</text:p>
      <text:p text:style-name="Normal"><text:s text:c="2"/>- Durée de conservation des données.</text:p>
      <text:p text:style-name="Normal"><text:s text:c="2"/>- Mention des droits (accès, rectification, suppression, opposition).</text:p>
      <text:p text:style-name="Normal"/>
      <text:p text:style-name="Normal">#### Exemples de mentions :</text:p>
      <text:p text:style-name="Normal">- "Je consens à ce que [Nom de la société] utilise mes données personnelles (nom, email, téléphone) pour m’envoyer des informations et des offres relatives aux séjours touristiques."</text:p>
      <text:soft-page-break/>
      <text:p text:style-name="Normal">- "Je comprends que je peux retirer mon consentement à tout moment en contactant [adresse email de l'entreprise]."</text:p>
      <text:p text:style-name="Normal"/>
      <text:p text:style-name="Normal">### Étape 3 : Conservation et gestion des consentements</text:p>
      <text:p text:style-name="Normal">Une fois le consentement obtenu, il est essentiel de le documenter et de le conserver correctement.</text:p>
      <text:p text:style-name="Normal"/>
      <text:p text:style-name="Normal">- **Stockage** : Utilisation d’un CRM sécurisé ou d’un fichier dédié où le consentement est enregistré (date, nature des données).</text:p>
      <text:p text:style-name="Normal">- **Accès** : Seules les personnes autorisées doivent pouvoir accéder à ces données.</text:p>
      <text:p text:style-name="Normal">- **Révocation** : En cas de retrait du consentement, le commercial doit s’assurer que les données sont immédiatement supprimées ou anonymisées.</text:p>
      <text:p text:style-name="Normal"/>
      <text:p text:style-name="Normal">### Étape 4 : Utilisation des données</text:p>
      <text:p text:style-name="Normal">Le commercial peut désormais utiliser les données collectées conformément aux consentements obtenus.</text:p>
      <text:p text:style-name="Normal"/>
      <text:p text:style-name="Normal">- **Envoi des offres** : Emailings personnalisés, appels pour proposer des séjours spécifiques.</text:p>
      <text:p text:style-name="Normal">- **Respect du choix** : Si l’association a limité son consentement à certains types de communications (ex. email seulement), le commercial doit respecter cette décision.</text:p>
      <text:p text:style-name="Normal"/>
      <text:p text:style-name="Normal">### Étape 5 : Droits des personnes</text:p>
      <text:p text:style-name="Normal">À tout moment, l’association ou ses représentants peuvent exercer leurs droits en matière de protection des données (accès, rectification, suppression).</text:p>
      <text:p text:style-name="Normal"/>
      <text:p text:style-name="Normal">- **Procédure de demande** : Mettre en place un canal clair pour les demandes (email dédié ou formulaire en ligne).</text:p>
      <text:p text:style-name="Normal">- **Délai de réponse** : Toute demande doit être traitée dans un délai d'un mois.</text:p>
      <text:p text:style-name="Normal"/>
      <text:p text:style-name="Normal">### Étape 6 : Réévaluation du consentement</text:p>
      <text:p text:style-name="Normal">Si le commercial souhaite élargir l’utilisation des données (nouveaux types de communications ou nouvelles offres), il doit demander un nouveau consentement.</text:p>
      <text:p text:style-name="Normal"/>
      <text:p text:style-name="Normal">- **Exemple** : Si l’entreprise décide d’utiliser les données pour des offres tierces ou d’autres activités non initialement couvertes par le consentement, un nouvel accord doit être obtenu.</text:p>
      <text:p text:style-name="Normal"/>
      <text:p text:style-name="Normal">En suivant ce processus, le commercial garantit la conformité avec le RGPD tout en entretenant une relation de confiance avec les associations partenai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uthier Hellin</meta:initial-creator>
    <dc:creator>Gauthier Hellin</dc:creator>
    <meta:creation-date>2024-09-23T18:22:00Z</meta:creation-date>
    <dc:date>2024-09-23T18:55:00Z</dc:date>
    <meta:template xlink:href="Normal.dotm" xlink:type="simple"/>
    <meta:editing-cycles>1</meta:editing-cycles>
    <meta:editing-duration>PT0S</meta:editing-duration>
    <meta:document-statistic meta:page-count="3" meta:paragraph-count="7" meta:word-count="554" meta:character-count="3596" meta:row-count="25" meta:non-whitespace-character-count="3049"/>
  </office:meta>
</office:document-meta>
</file>